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formula="of:=[.E6]/([.B6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formula="of:=[.E12]/([.B12] * 86400)" office:value-type="float" office:value="0.5" calcext:value-type="float">
            <text:p>0.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formula="of:=[.E18]/([.B18] * 86400)" office:value-type="float" office:value="0.3875" calcext:value-type="float">
            <text:p>0.3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 table:number-rows-repeated="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210" calcext:value-type="float">
            <text:p>210</text:p>
          </table:table-cell>
          <table:table-cell table:style-name="ce3" table:formula="of:=[.E68]/([.B68] * 86400)" office:value-type="float" office:value="0.368421052631579" calcext:value-type="float">
            <text:p>0.36842105263157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70]; [.F166:.F170]))" office:value-type="time" office:time-value="PT03H33M20.04525463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4999734837092" calcext:value-type="float">
            <text:p>0.07499973483709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4:44:02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6T14:56:48.097000000</dc:date>
    <meta:editing-duration>PT16H10M56S</meta:editing-duration>
    <meta:editing-cycles>68</meta:editing-cycles>
    <meta:generator>LibreOffice/6.3.6.2$Windows_X86_64 LibreOffice_project/2196df99b074d8a661f4036fca8fa0cbfa33a497</meta:generator>
    <meta:document-statistic meta:table-count="1" meta:cell-count="1303" meta:object-count="0"/>
  </office:meta>
</office:document-meta>
</file>